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Lucida Sans1" svg:font-family="'Lucida Sans'"/>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fo:font-size="11pt" fo:language="en" fo:country="US" style:font-size-asian="11pt" style:font-size-complex="11pt"/>
    </style:style>
    <style:style style:name="P2" style:family="paragraph" style:parent-style-name="Standard">
      <style:text-properties style:font-name="Verdana" fo:font-size="11pt" fo:language="en" fo:country="US" officeooo:rsid="000c8917" officeooo:paragraph-rsid="008b6bd8" style:font-size-asian="11pt" style:font-size-complex="11pt"/>
    </style:style>
    <style:style style:name="P3" style:family="paragraph" style:parent-style-name="Standard">
      <style:text-properties style:font-name="Verdana" fo:font-size="11pt" fo:language="en" fo:country="US" officeooo:rsid="000c8917" officeooo:paragraph-rsid="00973450" style:font-size-asian="11pt" style:font-size-complex="11pt"/>
    </style:style>
    <style:style style:name="P4" style:family="paragraph" style:parent-style-name="Standard">
      <style:text-properties style:font-name="Verdana" fo:font-size="11pt" fo:language="en" fo:country="US" officeooo:paragraph-rsid="0086c2a1" style:font-size-asian="11pt" style:font-size-complex="11pt"/>
    </style:style>
    <style:style style:name="P5" style:family="paragraph" style:parent-style-name="Standard">
      <style:text-properties style:font-name="Verdana" fo:font-size="11pt" fo:language="en" fo:country="US" officeooo:paragraph-rsid="008b6bd8" style:font-size-asian="11pt" style:font-size-complex="11pt"/>
    </style:style>
    <style:style style:name="P6" style:family="paragraph" style:parent-style-name="Standard">
      <style:text-properties style:font-name="Verdana" fo:font-size="11pt" fo:language="en" fo:country="US" officeooo:paragraph-rsid="00973450" style:font-size-asian="11pt" style:font-size-complex="11pt"/>
    </style:style>
    <style:style style:name="P7" style:family="paragraph" style:parent-style-name="Standard">
      <style:text-properties style:font-name="Verdana" fo:font-size="11pt" fo:language="en" fo:country="US" officeooo:paragraph-rsid="00c18adc" style:font-size-asian="11pt" style:font-size-complex="11pt"/>
    </style:style>
    <style:style style:name="P8" style:family="paragraph" style:parent-style-name="Standard">
      <style:text-properties style:font-name="Verdana" fo:font-size="11pt" style:font-size-asian="11pt" style:font-size-complex="11pt"/>
    </style:style>
    <style:style style:name="P9" style:family="paragraph" style:parent-style-name="Standard">
      <style:text-properties style:font-name="Verdana" fo:font-size="11pt" officeooo:paragraph-rsid="00ed7baa" style:font-size-asian="11pt" style:font-size-complex="11pt"/>
    </style:style>
    <style:style style:name="P10" style:family="paragraph" style:parent-style-name="Standard">
      <style:text-properties style:font-name="Verdana" officeooo:paragraph-rsid="00247019"/>
    </style:style>
    <style:style style:name="P11" style:family="paragraph" style:parent-style-name="Standard">
      <style:text-properties officeooo:paragraph-rsid="008b6bd8"/>
    </style:style>
    <style:style style:name="P12" style:family="paragraph" style:parent-style-name="Standard">
      <style:text-properties fo:font-variant="normal" fo:text-transform="none" style:use-window-font-color="true" style:font-name="Verdana" fo:font-size="11pt" fo:letter-spacing="normal" fo:language="en" fo:country="US" fo:font-style="normal" fo:font-weight="normal" officeooo:rsid="00dd4324" officeooo:paragraph-rsid="00c18adc" style:font-size-asian="11pt" style:font-size-complex="11pt"/>
    </style:style>
    <style:style style:name="P13" style:family="paragraph" style:parent-style-name="Standard">
      <style:text-properties fo:font-variant="normal" fo:text-transform="none" style:use-window-font-color="true" style:font-name="Verdana" fo:font-size="11pt" fo:letter-spacing="normal" fo:language="en" fo:country="US" fo:font-style="normal" fo:font-weight="normal" officeooo:rsid="00c42590" officeooo:paragraph-rsid="008b6bd8" style:font-size-asian="11pt" style:font-size-complex="11pt"/>
    </style:style>
    <style:style style:name="P14" style:family="paragraph" style:parent-style-name="Standard">
      <style:text-properties fo:font-variant="normal" fo:text-transform="none" style:use-window-font-color="true" style:font-name="Verdana" fo:font-size="11pt" fo:letter-spacing="normal" fo:language="en" fo:country="US" fo:font-style="normal" fo:font-weight="normal" officeooo:rsid="00c42590" officeooo:paragraph-rsid="01262d9e" style:font-size-asian="11pt" style:font-size-complex="11pt"/>
    </style:style>
    <style:style style:name="P15" style:family="paragraph" style:parent-style-name="Text_20_body">
      <style:paragraph-properties fo:margin-top="0in" fo:margin-bottom="0in" loext:contextual-spacing="false"/>
      <style:text-properties officeooo:paragraph-rsid="000c8917"/>
    </style:style>
    <style:style style:name="P16" style:family="paragraph" style:parent-style-name="Text_20_body">
      <style:paragraph-properties fo:margin-top="0in" fo:margin-bottom="0in" loext:contextual-spacing="false"/>
      <style:text-properties officeooo:paragraph-rsid="000f2363"/>
    </style:style>
    <style:style style:name="P17" style:family="paragraph" style:parent-style-name="Text_20_body">
      <style:paragraph-properties fo:margin-top="0in" fo:margin-bottom="0in" loext:contextual-spacing="false"/>
      <style:text-properties style:font-name="Verdana" fo:font-size="11pt" fo:language="en" fo:country="US" officeooo:paragraph-rsid="000f2363" style:font-size-asian="11pt" style:font-size-complex="11pt"/>
    </style:style>
    <style:style style:name="P18" style:family="paragraph" style:parent-style-name="Text_20_body">
      <style:paragraph-properties fo:margin-top="0in" fo:margin-bottom="0in" loext:contextual-spacing="false"/>
      <style:text-properties style:font-name="Verdana" fo:font-size="11pt" officeooo:rsid="000c8917" officeooo:paragraph-rsid="000c8917" style:font-size-asian="11pt" style:font-size-complex="11pt"/>
    </style:style>
    <style:style style:name="P19" style:family="paragraph" style:parent-style-name="Heading" style:master-page-name="">
      <loext:graphic-properties draw:fill="none"/>
      <style:paragraph-properties fo:margin-left="0in" fo:margin-right="0in" fo:margin-top="0.1665in" fo:margin-bottom="0.0835in" loext:contextual-spacing="false" fo:text-indent="0.1866in" style:auto-text-indent="false" style:page-number="auto" fo:background-color="transparent" fo:keep-with-next="always"/>
    </style:style>
    <style:style style:name="P20" style:family="paragraph" style:parent-style-name="Heading" style:master-page-name="">
      <loext:graphic-properties draw:fill="none"/>
      <style:paragraph-properties fo:margin-left="0in" fo:margin-right="0in" fo:margin-top="0.1665in" fo:margin-bottom="0.0835in" loext:contextual-spacing="false" fo:text-indent="0.1866in" style:auto-text-indent="false" style:page-number="auto" fo:background-color="transparent" fo:keep-with-next="always"/>
      <style:text-properties officeooo:rsid="00ef4254" officeooo:paragraph-rsid="00ef4254"/>
    </style:style>
    <style:style style:name="P21" style:family="paragraph" style:parent-style-name="Standard">
      <style:paragraph-properties fo:margin-top="0in" fo:margin-bottom="0.1in" loext:contextual-spacing="false" style:writing-mode="page"/>
      <style:text-properties style:font-name="Verdana" fo:font-size="11pt" officeooo:rsid="00f7a898" officeooo:paragraph-rsid="011b3d97" style:font-size-asian="11pt" style:font-size-complex="11pt"/>
    </style:style>
    <style:style style:name="P22" style:family="paragraph" style:parent-style-name="Standard">
      <style:paragraph-properties fo:margin-top="0in" fo:margin-bottom="0.1in" loext:contextual-spacing="false" style:writing-mode="page"/>
      <style:text-properties style:font-name="Verdana" fo:font-size="11pt" officeooo:rsid="0125d1f8" officeooo:paragraph-rsid="0125d1f8" style:font-size-asian="11pt" style:font-size-complex="11pt"/>
    </style:style>
    <style:style style:name="P23" style:family="paragraph" style:parent-style-name="Standard">
      <style:text-properties style:font-name="Verdana" fo:font-size="11pt" fo:language="en" fo:country="US" officeooo:rsid="01262d9e" officeooo:paragraph-rsid="01262d9e" style:font-size-asian="11pt" style:font-size-complex="11pt"/>
    </style:style>
    <style:style style:name="P24" style:family="paragraph" style:parent-style-name="Standard" style:list-style-name="L1">
      <style:text-properties style:font-name="Verdana" fo:font-size="11pt" fo:language="en" fo:country="US" officeooo:rsid="00b7f37a" officeooo:paragraph-rsid="00b7f37a" style:font-size-asian="11pt" style:font-size-complex="11pt"/>
    </style:style>
    <style:style style:name="P25" style:family="paragraph" style:parent-style-name="Standard" style:list-style-name="L1">
      <style:text-properties style:font-name="Verdana" fo:font-size="11pt" fo:language="en" fo:country="US" officeooo:rsid="0095ccde" officeooo:paragraph-rsid="00b902f2" style:font-size-asian="11pt" style:font-size-complex="11pt"/>
    </style:style>
    <style:style style:name="P26" style:family="paragraph" style:parent-style-name="Standard" style:list-style-name="L1">
      <style:text-properties style:font-name="Verdana" fo:font-size="11pt" fo:language="en" fo:country="US" officeooo:rsid="00973450" officeooo:paragraph-rsid="00973450" style:font-size-asian="11pt" style:font-size-complex="11pt"/>
    </style:style>
    <style:style style:name="P27" style:family="paragraph" style:parent-style-name="Standard" style:list-style-name="L1">
      <style:text-properties style:font-name="Verdana" fo:font-size="11pt" fo:language="en" fo:country="US" officeooo:rsid="0097ec02" officeooo:paragraph-rsid="0097ec02" style:font-size-asian="11pt" style:font-size-complex="11pt"/>
    </style:style>
    <style:style style:name="P28" style:family="paragraph" style:parent-style-name="Standard" style:list-style-name="L2">
      <style:text-properties style:font-name="Verdana" fo:font-size="11pt" fo:language="en" fo:country="US" officeooo:rsid="000c8917" officeooo:paragraph-rsid="000c8917" style:font-size-asian="11pt" style:font-size-complex="11pt"/>
    </style:style>
    <style:style style:name="P29" style:family="paragraph" style:parent-style-name="Standard" style:list-style-name="L2">
      <style:text-properties style:font-name="Verdana" fo:font-size="11pt" fo:language="en" fo:country="US" officeooo:paragraph-rsid="000c8917" style:font-size-asian="11pt" style:font-size-complex="11pt"/>
    </style:style>
    <style:style style:name="P30" style:family="paragraph" style:parent-style-name="Standard" style:list-style-name="L3">
      <style:text-properties style:font-name="Verdana" fo:font-size="11pt" fo:language="en" fo:country="US" style:font-size-asian="11pt" style:font-size-complex="11pt"/>
    </style:style>
    <style:style style:name="P31" style:family="paragraph" style:parent-style-name="Standard" style:list-style-name="L4">
      <style:text-properties style:font-name="Verdana" fo:font-size="11pt" fo:language="en" fo:country="US" style:font-size-asian="11pt" style:font-size-complex="11pt"/>
    </style:style>
    <style:style style:name="P32" style:family="paragraph" style:parent-style-name="Standard" style:list-style-name="L4">
      <style:text-properties style:font-name="Verdana" fo:font-size="11pt" fo:language="en" fo:country="US" officeooo:paragraph-rsid="009c20a1" style:font-size-asian="11pt" style:font-size-complex="11pt"/>
    </style:style>
    <style:style style:name="P33" style:family="paragraph" style:parent-style-name="Standard" style:list-style-name="L5">
      <style:text-properties style:font-name="Verdana" fo:font-size="11pt" fo:language="en" fo:country="US" officeooo:rsid="00dd3cf0" officeooo:paragraph-rsid="00dd3cf0" style:font-size-asian="11pt" style:font-size-complex="11pt"/>
    </style:style>
    <style:style style:name="P34" style:family="paragraph" style:parent-style-name="Standard" style:list-style-name="L6">
      <style:text-properties style:font-name="Verdana" fo:font-size="11pt" fo:language="en" fo:country="US" officeooo:rsid="00a02202" officeooo:paragraph-rsid="00a02202" style:font-size-asian="11pt" style:font-size-complex="11pt"/>
    </style:style>
    <style:style style:name="P35" style:family="paragraph" style:parent-style-name="Standard" style:list-style-name="L7">
      <style:text-properties style:font-name="Verdana" fo:font-size="11pt" fo:language="en" fo:country="US" style:font-size-asian="11pt" style:font-size-complex="11pt"/>
    </style:style>
    <style:style style:name="P36" style:family="paragraph" style:parent-style-name="Standard" style:list-style-name="L8">
      <style:text-properties style:font-name="Verdana" fo:font-size="11pt" fo:language="en" fo:country="US" officeooo:rsid="00ce6f60" officeooo:paragraph-rsid="00ce6f60" style:font-size-asian="11pt" style:font-size-complex="11pt"/>
    </style:style>
    <style:style style:name="P37" style:family="paragraph" style:parent-style-name="Standard" style:list-style-name="L8">
      <style:text-properties style:font-name="Verdana" fo:font-size="11pt" fo:language="en" fo:country="US" officeooo:rsid="00ce6f60" officeooo:paragraph-rsid="0121b7fb" style:font-size-asian="11pt" style:font-size-complex="11pt"/>
    </style:style>
    <style:style style:name="P38" style:family="paragraph" style:parent-style-name="Standard" style:list-style-name="L8">
      <style:text-properties style:font-name="Verdana" fo:font-size="11pt" fo:language="en" fo:country="US" officeooo:rsid="00ce6f60" officeooo:paragraph-rsid="012b07fa" style:font-size-asian="11pt" style:font-size-complex="11pt"/>
    </style:style>
    <style:style style:name="P39" style:family="paragraph" style:parent-style-name="Standard" style:list-style-name="L10">
      <style:text-properties style:font-name="Verdana" fo:font-size="11pt" fo:language="en" fo:country="US" officeooo:rsid="00b37d1a" officeooo:paragraph-rsid="012d1757" style:font-size-asian="11pt" style:font-size-complex="11pt"/>
    </style:style>
    <style:style style:name="P40" style:family="paragraph" style:parent-style-name="Standard" style:list-style-name="L10">
      <style:text-properties style:font-name="Verdana" fo:font-size="11pt" fo:language="en" fo:country="US" officeooo:rsid="00b0cb84" officeooo:paragraph-rsid="012d1757" style:font-size-asian="11pt" style:font-size-complex="11pt"/>
    </style:style>
    <style:style style:name="P41" style:family="paragraph" style:parent-style-name="Standard" style:list-style-name="L10">
      <style:text-properties style:font-name="Verdana" fo:font-size="11pt" fo:language="en" fo:country="US" officeooo:rsid="00a980ad" officeooo:paragraph-rsid="012d1757" style:font-size-asian="11pt" style:font-size-complex="11pt"/>
    </style:style>
    <style:style style:name="P42" style:family="paragraph" style:parent-style-name="Standard" style:list-style-name="L11">
      <style:text-properties style:font-name="Verdana" fo:font-size="11pt" fo:language="en" fo:country="US" officeooo:rsid="00a7cd71" officeooo:paragraph-rsid="00a7cd71" style:font-size-asian="11pt" style:font-size-complex="11pt"/>
    </style:style>
    <style:style style:name="P43" style:family="paragraph" style:parent-style-name="Standard" style:list-style-name="L12">
      <style:text-properties style:font-name="Verdana" fo:font-size="11pt" fo:language="en" fo:country="US" officeooo:rsid="00a7cd71" officeooo:paragraph-rsid="00a7cd71" style:font-size-asian="11pt" style:font-size-complex="11pt"/>
    </style:style>
    <style:style style:name="P44" style:family="paragraph" style:parent-style-name="Standard" style:list-style-name="L12">
      <style:paragraph-properties fo:text-align="start" style:justify-single-word="false"/>
      <style:text-properties style:font-name="Verdana" fo:font-size="11pt" fo:language="en" fo:country="US" officeooo:rsid="00a7cd71" officeooo:paragraph-rsid="00a7cd71" style:font-size-asian="11pt" style:font-size-complex="11pt"/>
    </style:style>
    <style:style style:name="P45" style:family="paragraph" style:parent-style-name="Standard" style:list-style-name="L13">
      <style:text-properties style:font-name="Verdana" fo:font-size="11pt" fo:language="en" fo:country="US" style:font-size-asian="11pt" style:font-size-complex="11pt"/>
    </style:style>
    <style:style style:name="P46" style:family="paragraph" style:parent-style-name="Standard" style:list-style-name="L9">
      <style:text-properties style:font-name="Verdana" fo:font-size="11pt" officeooo:rsid="00bb041c" officeooo:paragraph-rsid="0122979d" style:font-size-asian="11pt" style:font-size-complex="11pt"/>
    </style:style>
    <style:style style:name="P47" style:family="paragraph" style:parent-style-name="Standard" style:list-style-name="L9">
      <style:text-properties style:font-name="Verdana" fo:font-size="11pt" officeooo:rsid="00ef4254" officeooo:paragraph-rsid="00ef4254" style:font-size-asian="11pt" style:font-size-complex="11pt"/>
    </style:style>
    <style:style style:name="P48" style:family="paragraph" style:parent-style-name="Standard" style:list-style-name="L9">
      <style:text-properties style:font-name="Verdana" fo:font-size="11pt" officeooo:rsid="0100d37f" officeooo:paragraph-rsid="0100d37f" style:font-size-asian="11pt" style:font-size-complex="11pt"/>
    </style:style>
    <style:style style:name="P49" style:family="paragraph" style:parent-style-name="Standard" style:list-style-name="L9">
      <style:text-properties style:font-name="Verdana" fo:font-size="11pt" officeooo:rsid="00cf318d" officeooo:paragraph-rsid="00ef4254" style:font-size-asian="11pt" style:font-size-complex="11pt"/>
    </style:style>
    <style:style style:name="P50" style:family="paragraph" style:parent-style-name="Standard" style:list-style-name="L9">
      <style:text-properties style:font-name="Verdana" fo:font-size="11pt" style:font-size-asian="11pt" style:font-size-complex="11pt"/>
    </style:style>
    <style:style style:name="P51" style:family="paragraph" style:parent-style-name="Standard" style:list-style-name="L9">
      <style:text-properties style:font-name="Verdana" fo:font-size="11pt" officeooo:paragraph-rsid="00ef4254" style:font-size-asian="11pt" style:font-size-complex="11pt"/>
    </style:style>
    <style:style style:name="P52" style:family="paragraph" style:parent-style-name="Standard" style:list-style-name="L9">
      <style:text-properties style:font-name="Verdana" fo:font-size="11pt" officeooo:paragraph-rsid="0122e737" style:font-size-asian="11pt" style:font-size-complex="11pt"/>
    </style:style>
    <style:style style:name="P53" style:family="paragraph" style:parent-style-name="Standard" style:list-style-name="L1">
      <style:paragraph-properties fo:text-align="start" style:justify-single-word="false"/>
      <style:text-properties officeooo:rsid="0097ec02" officeooo:paragraph-rsid="0097ec02"/>
    </style:style>
    <style:style style:name="P54" style:family="paragraph" style:parent-style-name="Standard" style:list-style-name="L2">
      <style:text-properties officeooo:paragraph-rsid="000f2363"/>
    </style:style>
    <style:style style:name="P55" style:family="paragraph" style:parent-style-name="Text_20_body" style:list-style-name="L1">
      <style:paragraph-properties fo:margin-top="0in" fo:margin-bottom="0in" loext:contextual-spacing="false" style:writing-mode="page"/>
      <style:text-properties fo:font-variant="normal" fo:text-transform="none" style:use-window-font-color="true" style:font-name="Verdana" fo:font-size="11pt" fo:letter-spacing="normal" fo:language="en" fo:country="US" fo:font-style="normal" fo:font-weight="normal" officeooo:rsid="0125d1f8" officeooo:paragraph-rsid="0125d1f8" style:font-size-asian="11pt" style:font-size-complex="11pt"/>
    </style:style>
    <style:style style:name="P56" style:family="paragraph" style:parent-style-name="Text_20_body" style:list-style-name="L1">
      <style:paragraph-properties fo:margin-top="0in" fo:margin-bottom="0in" loext:contextual-spacing="false" style:writing-mode="page"/>
      <style:text-properties fo:font-variant="normal" fo:text-transform="none" style:use-window-font-color="true" style:font-name="Verdana" fo:font-size="11pt" fo:letter-spacing="normal" fo:language="en" fo:country="US" fo:font-style="normal" fo:font-weight="normal" officeooo:rsid="00e7b9e7" officeooo:paragraph-rsid="00e7b9e7" style:font-size-asian="11pt" style:font-size-complex="11pt"/>
    </style:style>
    <style:style style:name="P57" style:family="paragraph" style:parent-style-name="Text_20_body" style:list-style-name="L1">
      <style:paragraph-properties fo:margin-top="0in" fo:margin-bottom="0in" loext:contextual-spacing="false" style:writing-mode="page"/>
      <style:text-properties fo:font-variant="normal" fo:text-transform="none" style:use-window-font-color="true" style:font-name="Verdana" fo:font-size="11pt" fo:letter-spacing="normal" fo:language="en" fo:country="US" fo:font-style="normal" fo:font-weight="normal" officeooo:rsid="01262d9e" officeooo:paragraph-rsid="01262d9e" style:font-size-asian="11pt" style:font-size-complex="11pt"/>
    </style:style>
    <style:style style:name="P58" style:family="paragraph" style:parent-style-name="Heading_20_1">
      <style:text-properties style:font-name="Verdana" fo:language="en" fo:country="US"/>
    </style:style>
    <style:style style:name="P59" style:family="paragraph" style:parent-style-name="Heading_20_2">
      <style:text-properties style:font-name="Verdana"/>
    </style:style>
    <style:style style:name="P60" style:family="paragraph" style:parent-style-name="Heading_20_2">
      <style:text-properties style:font-name="Verdana" fo:language="en" fo:country="US"/>
    </style:style>
    <style:style style:name="P61" style:family="paragraph" style:parent-style-name="Heading_20_2">
      <style:text-properties style:font-name="Verdana" officeooo:rsid="00a086c1" officeooo:paragraph-rsid="00a086c1"/>
    </style:style>
    <style:style style:name="P62" style:family="paragraph" style:parent-style-name="Heading_20_2">
      <style:text-properties style:font-name="Verdana" officeooo:rsid="00b0cb84" officeooo:paragraph-rsid="012d1757"/>
    </style:style>
    <style:style style:name="P63" style:family="paragraph" style:parent-style-name="Heading_20_2">
      <style:text-properties style:font-name="Verdana" officeooo:rsid="00a980ad" officeooo:paragraph-rsid="012d1757"/>
    </style:style>
    <style:style style:name="P64" style:family="paragraph" style:parent-style-name="Heading_20_2">
      <style:text-properties style:font-name="Verdana" officeooo:rsid="00a7cd71" officeooo:paragraph-rsid="00a7cd71"/>
    </style:style>
    <style:style style:name="P65" style:family="paragraph" style:parent-style-name="Heading_20_2">
      <style:paragraph-properties fo:margin-left="0.4in" fo:margin-right="0in" fo:margin-top="0.1701in" fo:margin-bottom="0.0799in" loext:contextual-spacing="false" fo:line-height="100%" fo:orphans="2" fo:widows="2" fo:text-indent="-0.4in" style:auto-text-indent="false" style:writing-mode="page">
        <style:tab-stops/>
      </style:paragraph-properties>
      <style:text-properties fo:font-variant="normal" fo:text-transform="none" style:use-window-font-color="true" style:font-name="Verdana" fo:font-size="14pt" fo:letter-spacing="normal" fo:font-style="italic" fo:font-weight="bold" style:font-size-asian="14pt" style:font-style-asian="italic" style:font-weight-asian="bold" style:font-size-complex="14pt" style:font-style-complex="italic" style:font-weight-complex="bold"/>
    </style:style>
    <style:style style:name="P66" style:family="paragraph" style:parent-style-name="Heading_20_3">
      <style:text-properties style:font-name="Verdana" fo:font-size="12pt" style:font-size-asian="12pt" style:font-size-complex="12pt"/>
    </style:style>
    <style:style style:name="P67" style:family="paragraph" style:parent-style-name="Heading_20_3">
      <style:text-properties style:font-name="Verdana" fo:font-size="12pt" officeooo:paragraph-rsid="00c18adc" style:font-size-asian="12pt" style:font-size-complex="12pt"/>
    </style:style>
    <style:style style:name="P68" style:family="paragraph" style:parent-style-name="Heading_20_3">
      <style:text-properties style:font-name="Verdana" fo:font-size="12pt" officeooo:paragraph-rsid="0130f3ac" style:font-size-asian="12pt" style:font-size-complex="12pt"/>
    </style:style>
    <style:style style:name="P69" style:family="paragraph" style:parent-style-name="Heading_20_3">
      <style:text-properties style:font-name="Verdana" fo:font-size="12pt" officeooo:paragraph-rsid="01262d9e" style:font-size-asian="12pt" style:font-size-complex="12pt"/>
    </style:style>
    <style:style style:name="P70" style:family="paragraph" style:parent-style-name="Heading_20_3">
      <style:text-properties style:font-name="Verdana" fo:font-size="12pt" officeooo:paragraph-rsid="00973450" style:font-size-asian="12pt" style:font-size-complex="12pt"/>
    </style:style>
    <style:style style:name="P71" style:family="paragraph" style:parent-style-name="Heading_20_3">
      <style:text-properties style:font-name="Verdana" fo:font-size="12pt" officeooo:rsid="002ab40a" officeooo:paragraph-rsid="00250c6c" style:font-size-asian="12pt" style:font-size-complex="12pt"/>
    </style:style>
    <style:style style:name="P72" style:family="paragraph" style:parent-style-name="Heading_20_3">
      <style:text-properties style:font-name="Verdana" fo:font-size="12pt" officeooo:rsid="002a65c0" officeooo:paragraph-rsid="000c8917" style:font-size-asian="12pt" style:font-size-complex="12pt"/>
    </style:style>
    <style:style style:name="P73" style:family="paragraph" style:parent-style-name="Heading_20_3">
      <style:text-properties style:font-name="Verdana" fo:font-size="12pt" officeooo:paragraph-rsid="00d42de8" style:font-size-asian="12pt" style:font-size-complex="12pt"/>
    </style:style>
    <style:style style:name="T1" style:family="text">
      <style:text-properties style:font-name="Verdana" fo:font-size="11pt" officeooo:rsid="000c8917" style:font-size-asian="11pt" style:font-size-complex="11pt"/>
    </style:style>
    <style:style style:name="T2" style:family="text">
      <style:text-properties style:font-name="Verdana" fo:font-size="11pt" officeooo:rsid="000f2363" style:font-size-asian="11pt" style:font-size-complex="11pt"/>
    </style:style>
    <style:style style:name="T3" style:family="text">
      <style:text-properties style:font-name="Verdana" fo:font-size="11pt" officeooo:rsid="0057ce23" style:font-size-asian="11pt" style:font-size-complex="11pt"/>
    </style:style>
    <style:style style:name="T4" style:family="text">
      <style:text-properties style:font-name="Verdana" fo:font-size="11pt" officeooo:rsid="0059239d" style:font-size-asian="11pt" style:font-size-complex="11pt"/>
    </style:style>
    <style:style style:name="T5" style:family="text">
      <style:text-properties style:font-name="Verdana" fo:font-size="11pt" fo:language="en" fo:country="US" style:font-size-asian="11pt" style:font-size-complex="11pt"/>
    </style:style>
    <style:style style:name="T6" style:family="text">
      <style:text-properties style:font-name="Verdana" fo:font-size="11pt" fo:language="en" fo:country="US" officeooo:rsid="0095ccde" style:font-size-asian="11pt" style:font-size-complex="11pt"/>
    </style:style>
    <style:style style:name="T7" style:family="text">
      <style:text-properties style:font-name="Verdana" fo:font-size="11pt" fo:language="en" fo:country="US" officeooo:rsid="00973450" style:font-size-asian="11pt" style:font-size-complex="11pt"/>
    </style:style>
    <style:style style:name="T8" style:family="text">
      <style:text-properties style:font-name="Verdana" fo:font-size="11pt" fo:language="en" fo:country="US" officeooo:rsid="0070709b" style:font-size-asian="11pt" style:font-size-complex="11pt"/>
    </style:style>
    <style:style style:name="T9" style:family="text">
      <style:text-properties style:font-name="Verdana" fo:font-size="11pt" fo:language="en" fo:country="US" officeooo:rsid="009b3e16" style:font-size-asian="11pt" style:font-size-complex="11pt"/>
    </style:style>
    <style:style style:name="T10" style:family="text">
      <style:text-properties officeooo:rsid="000c8917"/>
    </style:style>
    <style:style style:name="T11" style:family="text">
      <style:text-properties officeooo:rsid="001093e5"/>
    </style:style>
    <style:style style:name="T12" style:family="text">
      <style:text-properties officeooo:rsid="00134366"/>
    </style:style>
    <style:style style:name="T13" style:family="text">
      <style:text-properties officeooo:rsid="001dc5a9"/>
    </style:style>
    <style:style style:name="T14" style:family="text">
      <style:text-properties officeooo:rsid="002606be"/>
    </style:style>
    <style:style style:name="T15" style:family="text">
      <style:text-properties officeooo:rsid="00261da2"/>
    </style:style>
    <style:style style:name="T16" style:family="text">
      <style:text-properties officeooo:rsid="00279dc4"/>
    </style:style>
    <style:style style:name="T17" style:family="text">
      <style:text-properties officeooo:rsid="002a65c0"/>
    </style:style>
    <style:style style:name="T18" style:family="text">
      <style:text-properties officeooo:rsid="0032f580"/>
    </style:style>
    <style:style style:name="T19" style:family="text">
      <style:text-properties officeooo:rsid="00398a90"/>
    </style:style>
    <style:style style:name="T20" style:family="text">
      <style:text-properties officeooo:rsid="005b4e63"/>
    </style:style>
    <style:style style:name="T21" style:family="text">
      <style:text-properties officeooo:rsid="005e3af1"/>
    </style:style>
    <style:style style:name="T22" style:family="text">
      <style:text-properties officeooo:rsid="0070709b"/>
    </style:style>
    <style:style style:name="T23" style:family="text">
      <style:text-properties officeooo:rsid="00723844"/>
    </style:style>
    <style:style style:name="T24" style:family="text">
      <style:text-properties officeooo:rsid="0085c5c8"/>
    </style:style>
    <style:style style:name="T25" style:family="text">
      <style:text-properties officeooo:rsid="0086c2a1"/>
    </style:style>
    <style:style style:name="T26" style:family="text">
      <style:text-properties officeooo:rsid="008846bc"/>
    </style:style>
    <style:style style:name="T27" style:family="text">
      <style:text-properties officeooo:rsid="0095ccde"/>
    </style:style>
    <style:style style:name="T28" style:family="text">
      <style:text-properties officeooo:rsid="00973450"/>
    </style:style>
    <style:style style:name="T29" style:family="text">
      <style:text-properties officeooo:rsid="009c20a1"/>
    </style:style>
    <style:style style:name="T30" style:family="text">
      <style:text-properties officeooo:rsid="00b37d1a"/>
    </style:style>
    <style:style style:name="T31" style:family="text">
      <style:text-properties officeooo:rsid="00b902f2"/>
    </style:style>
    <style:style style:name="T32" style:family="text">
      <style:text-properties officeooo:rsid="00bcfef9"/>
    </style:style>
    <style:style style:name="T33" style:family="text">
      <style:text-properties officeooo:rsid="00c18adc"/>
    </style:style>
    <style:style style:name="T34" style:family="text">
      <style:text-properties officeooo:rsid="00c920fd"/>
    </style:style>
    <style:style style:name="T35" style:family="text">
      <style:text-properties officeooo:rsid="00ebb56a"/>
    </style:style>
    <style:style style:name="T36" style:family="text">
      <style:text-properties officeooo:rsid="011038bc"/>
    </style:style>
    <style:style style:name="T37" style:family="text">
      <style:text-properties officeooo:rsid="01159a2a"/>
    </style:style>
    <style:style style:name="T38" style:family="text">
      <style:text-properties officeooo:rsid="011adbc0"/>
    </style:style>
    <style:style style:name="T39" style:family="text">
      <style:text-properties officeooo:rsid="00bb041c"/>
    </style:style>
    <style:style style:name="T40" style:family="text">
      <style:text-properties officeooo:rsid="0122979d"/>
    </style:style>
    <style:style style:name="T41" style:family="text">
      <style:text-properties officeooo:rsid="01262d9e"/>
    </style:style>
    <style:style style:name="T42" style:family="text">
      <style:text-properties officeooo:rsid="0128101f"/>
    </style:style>
    <style:style style:name="T43" style:family="text">
      <style:text-properties officeooo:rsid="012d1757"/>
    </style:style>
    <style:style style:name="T44" style:family="text">
      <style:text-properties officeooo:rsid="0130f3ac"/>
    </style:style>
    <style:style style:name="T45" style:family="text">
      <style:text-properties officeooo:rsid="01328ab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Resume / CV</text:h>
      <text:h text:style-name="P60" text:outline-level="2">Martin Krasser</text:h>
      <text:p text:style-name="P4"><text:span text:style-name="T25">Homepage:<text:tab/></text:span><text:a xlink:type="simple" xlink:href="http://www.martin-krasser.de/" text:style-name="Internet_20_link" text:visited-style-name="Visited_20_Internet_20_Link"><text:span text:style-name="T25">http://www.martin-krasser.de</text:span></text:a><text:span text:style-name="T25"> </text:span></text:p>
      <text:p text:style-name="P4"><text:span text:style-name="T26">Profile: <text:tab/></text:span><text:a xlink:type="simple" xlink:href="http://www.linkedin.com/in/krasserm" text:style-name="Internet_20_link" text:visited-style-name="Visited_20_Internet_20_Link"><text:span text:style-name="T26">http://www.linkedin.com/in/krasserm</text:span></text:a></text:p>
      <text:p text:style-name="P10"/>
      <text:p text:style-name="P22">I’m a self-employed software engineer and architect with a focus on machine learning, data-intensive applications and distributed systems. I support customers with the scientific, engineering and management aspects of their AI projects. I’m a continuous learner, passionate about technology and contributor to several open source projects.</text:p>
      <text:h text:style-name="P65" text:outline-level="2"><text:bookmark text:name="specialities"/>Specialties</text:h>
      <text:p text:style-name="P21">Distributed systems, data-intensive applications, data science, machine learning, deep learning, system integration, event sourcing and CQRS, event stream processing, event-driven architectures, message-driven architectures, resilience, scalability, high availability, functional programming, object-oriented programming, <text:span text:style-name="T38">probabilistic</text:span> programming.</text:p>
      <text:h text:style-name="P60" text:outline-level="2">Work Experience</text:h>
      <text:h text:style-name="P67" text:outline-level="3">Since <text:span text:style-name="T17">04.</text:span>201<text:span text:style-name="T33">8</text:span> <text:span text:style-name="T33">Freelance machine learning engineer</text:span></text:h>
      <text:p text:style-name="P7"><text:span text:style-name="T33">MerlinOne, </text:span><text:a xlink:type="simple" xlink:href="https://merlinone.com/" text:style-name="Internet_20_link" text:visited-style-name="Visited_20_Internet_20_Link"><text:span text:style-name="T33">https://merlinone.com</text:span></text:a></text:p>
      <text:p text:style-name="P12"/>
      <text:list xml:id="list1559296728" text:style-name="L1">
        <text:list-item>
          <text:p text:style-name="P55">Extension of the MerlinOne digital asset management system with artificial intelligence functionality.</text:p>
        </text:list-item>
        <text:list-item>
          <text:p text:style-name="P55">Application of deep learning methods for large-scale <text:a xlink:type="simple" xlink:href="https://resources.merlinone.com/facial-recognition" text:style-name="Internet_20_link" text:visited-style-name="Visited_20_Internet_20_Link">facial recognition</text:a>, <text:a xlink:type="simple" xlink:href="https://resources.merlinone.com/image-similarity" text:style-name="Internet_20_link" text:visited-style-name="Visited_20_Internet_20_Link">content-based image retrieval</text:a>, image aesthetics assessment and <text:a xlink:type="simple" xlink:href="https://github.com/krasserm/super-resolution" text:style-name="Internet_20_link" text:visited-style-name="Visited_20_Internet_20_Link">single image super-resolution</text:a>.</text:p>
        </text:list-item>
        <text:list-item>
          <text:p text:style-name="P55">Responsible for the scientific and engineering parts of all machine learning projects.</text:p>
        </text:list-item>
        <text:list-item>
          <text:p text:style-name="P55">Support production deployments to several customer sites (hosted and on-premise).</text:p>
        </text:list-item>
      </text:list>
      <text:h text:style-name="P68" text:outline-level="3">Since <text:span text:style-name="T17">04.</text:span>2011 <text:span text:style-name="T44">Freelance software engineer, architect and consultant</text:span></text:h>
      <text:p text:style-name="P5"><text:span text:style-name="T19">Self-employed, </text:span><text:a xlink:type="simple" xlink:href="http://www.martin-krasser.de/" text:style-name="Internet_20_link" text:visited-style-name="Visited_20_Internet_20_Link">http://www.martin-krasser.de</text:a></text:p>
      <text:p text:style-name="P13"/>
      <text:list xml:id="list163460097600249" text:continue-numbering="true" text:style-name="L1">
        <text:list-item>
          <text:p text:style-name="P56">Software development and consulting services with a focus on machine learning, data-intensive applications and distributed systems.</text:p>
        </text:list-item>
      </text:list>
      <text:h text:style-name="P69" text:outline-level="3"><text:span text:style-name="T17">05.</text:span>201<text:span text:style-name="T41">7 – 04.2018</text:span> <text:span text:style-name="T41">Machine learning sabbatical</text:span></text:h>
      <text:p text:style-name="P23">Sabbatical year</text:p>
      <text:p text:style-name="P14"/>
      <text:list xml:id="list163459579503425" text:continue-numbering="true" text:style-name="L1">
        <text:list-item>
          <text:p text:style-name="P57">Deep dive into statistics, classical machine learning and deep learning.</text:p>
        </text:list-item>
        <text:list-item>
          <text:p text:style-name="P57"><text:a xlink:type="simple" xlink:href="https://krasserm.github.io/resume/#certifications" text:style-name="Internet_20_link" text:visited-style-name="Visited_20_Internet_20_Link">Certifications</text:a> received in statistics and machine learning MOOCs.</text:p>
        </text:list-item>
        <text:list-item>
          <text:p text:style-name="P57">Publication of some exercise work in <text:a xlink:type="simple" xlink:href="https://krasserm.github.io/" text:style-name="Internet_20_link" text:visited-style-name="Visited_20_Internet_20_Link">articles</text:a> and <text:a xlink:type="simple" xlink:href="https://krasserm.github.io/resume/#open-source-projects" text:style-name="Internet_20_link" text:visited-style-name="Visited_20_Internet_20_Link">open source projects</text:a>.</text:p>
        </text:list-item>
        <text:list-item>
          <text:p text:style-name="P57">Equal focus on theoretical and engineering aspects of machine learning.</text:p>
        </text:list-item>
      </text:list>
      <text:h text:style-name="P69" text:outline-level="3"><text:span text:style-name="T27">02.</text:span>201<text:span text:style-name="T27">7</text:span> –<text:span text:style-name="T34"> 04.2017 </text:span>Freelance software <text:span text:style-name="T10">engineer and consultant</text:span></text:h>
      <text:p text:style-name="P11"><text:span text:style-name="T7">f</text:span><text:span text:style-name="T6">ine.lines.software GmbH, </text:span><text:a xlink:type="simple" xlink:href="https://bullet.io/" text:style-name="Internet_20_link" text:visited-style-name="Visited_20_Internet_20_Link">https://bullet.io</text:a></text:p>
      <text:p text:style-name="P2"><text:soft-page-break/></text:p>
      <text:list xml:id="list163458708153308" text:continue-numbering="true" text:style-name="L1">
        <text:list-item>
          <text:p text:style-name="P24">Design and implementation of a distributed system architecture based on event sourcing with explicit causality that also includes mobile devices.</text:p>
        </text:list-item>
        <text:list-item>
          <text:p text:style-name="P25"><text:span text:style-name="T31">Consulting activities and development of prototypes.</text:span> </text:p>
        </text:list-item>
      </text:list>
      <text:h text:style-name="P70" text:outline-level="3"><text:span text:style-name="T28">09.2014 – 08.2017</text:span> Freelance software <text:span text:style-name="T10">architect and engineer</text:span></text:h>
      <text:p text:style-name="P6"><text:span text:style-name="T18">Red Bull Media House, </text:span><text:a xlink:type="simple" xlink:href="http://www.redbullmediahouse.com/" text:style-name="Internet_20_link" text:visited-style-name="Visited_20_Internet_20_Link"><text:span text:style-name="T18">http://www.redbullmediahouse.com</text:span></text:a></text:p>
      <text:p text:style-name="P3"/>
      <text:list xml:id="list163458603770353" text:continue-numbering="true" text:style-name="L1">
        <text:list-item>
          <text:p text:style-name="P26">Global distribution of the in-house digital asset management platform. Responsible for architecture, design and implementation.</text:p>
        </text:list-item>
        <text:list-item>
          <text:p text:style-name="P27">Conception and development of <text:a xlink:type="simple" xlink:href="https://github.com/RBMHTechnology/eventuate" text:style-name="Internet_20_link" text:visited-style-name="Visited_20_Internet_20_Link"><text:span text:style-name="T20">Ev</text:span></text:a><text:a xlink:type="simple" xlink:href="https://github.com/RBMHTechnology/eventuate" text:style-name="Internet_20_link" text:visited-style-name="Visited_20_Internet_20_Link">entuate</text:a>, a toolkit for event sourcing and event collaboration at global scale with causal consistency.</text:p>
        </text:list-item>
      </text:list>
      <text:h text:style-name="P70" text:outline-level="3"><text:span text:style-name="T21">10.</text:span>201<text:span text:style-name="T21">5 – 07.2017</text:span> Freelance software <text:span text:style-name="T10">architect and engineer</text:span></text:h>
      <text:p text:style-name="P5"><text:span text:style-name="T24">agido GmbH, </text:span><text:a xlink:type="simple" xlink:href="http://www.agido.com/" text:style-name="Internet_20_link" text:visited-style-name="Visited_20_Internet_20_Link"><text:span text:style-name="T24">http://www.agido.com</text:span></text:a></text:p>
      <text:p text:style-name="P2"/>
      <text:list xml:id="list163460440343041" text:continue-numbering="true" text:style-name="L1">
        <text:list-item>
          <text:p text:style-name="P27">Architecture and design consulting for an online sports betting web application with an event sourcing and event stream processing architecture.</text:p>
        </text:list-item>
        <text:list-item>
          <text:p text:style-name="P53">Usage of Eventuate as technical basis for the web application backend. Development of <text:span text:style-name="T32">streaming </text:span>data analytics extensions for Eventuate.</text:p>
        </text:list-item>
      </text:list>
      <text:h text:style-name="P71" text:outline-level="3">10.2013 – 02.2014 Freelance software engineer</text:h>
      <text:p text:style-name="P16"><text:span text:style-name="T3">Lightbend</text:span><text:span text:style-name="T1">, </text:span><text:a xlink:type="simple" xlink:href="http://www.lightbend.com/" text:style-name="Internet_20_link" text:visited-style-name="Visited_20_Internet_20_Link"><text:span text:style-name="T3">http://www.lightbend.com/</text:span></text:a><text:span text:style-name="T2"> </text:span><text:span text:style-name="T4">(formerly Typesafe)</text:span></text:p>
      <text:p text:style-name="P17"/>
      <text:list xml:id="list2918540391" text:style-name="L2">
        <text:list-item>
          <text:p text:style-name="P54"><text:span text:style-name="T8">Conception and d</text:span><text:span text:style-name="T5">evelopment of </text:span><text:a xlink:type="simple" xlink:href="https://doc.akka.io/docs/akka/current/persistence.html" text:style-name="Internet_20_link" text:visited-style-name="Visited_20_Internet_20_Link">Akka Persistence</text:a><text:span text:style-name="T9">.</text:span></text:p>
        </text:list-item>
      </text:list>
      <text:h text:style-name="P72" text:outline-level="3">03.2012 – 10.2013 Freelance software architect and engineer</text:h>
      <text:p text:style-name="P15"><text:span text:style-name="T1">Eligotech BV, </text:span><text:a xlink:type="simple" xlink:href="http://www.eligotech.com/" text:style-name="Internet_20_link" text:visited-style-name="Visited_20_Internet_20_Link"><text:span text:style-name="T1">http://www.eligotech.com</text:span></text:a><text:span text:style-name="T1"> </text:span></text:p>
      <text:p text:style-name="P18"/>
      <text:list xml:id="list163459144768774" text:continue-numbering="true" text:style-name="L2">
        <text:list-item>
          <text:p text:style-name="P28">Development of <text:span text:style-name="T13">an E-Wallet management web service</text:span> for customers in the <text:span text:style-name="T13">online </text:span>gambling industry.</text:p>
        </text:list-item>
        <text:list-item>
          <text:p text:style-name="P29"><text:span text:style-name="T22">Conception and d</text:span>evelopment of <text:a xlink:type="simple" xlink:href="https://github.com/eligosource/eventsourced" text:style-name="Internet_20_link" text:visited-style-name="Visited_20_Internet_20_Link">Eventsourced</text:a>, an open source project for building reliable, scalable and distributed event-sourced applications in Scala.</text:p>
        </text:list-item>
      </text:list>
      <text:h text:style-name="P66" text:outline-level="3"><text:span text:style-name="T16">02.</text:span>2011 – <text:span text:style-name="T16">04.</text:span>2011 <text:s/>Software architect and engineer</text:h>
      <text:p text:style-name="P1">Talend, <text:a xlink:type="simple" xlink:href="http://www.talend.com/" text:style-name="Internet_20_link" text:visited-style-name="Visited_20_Internet_20_Link">http://www.talend.com</text:a></text:p>
      <text:p text:style-name="P1"/>
      <text:list xml:id="list3621681786" text:style-name="L3">
        <text:list-item>
          <text:p text:style-name="P30"><text:span text:style-name="T11">Development of s</text:span>calability and high-availability concepts and prototypes for the Talend Integration Factory.</text:p>
        </text:list-item>
      </text:list>
      <text:h text:style-name="P66" text:outline-level="3"><text:span text:style-name="T15">01.</text:span>2005 – <text:span text:style-name="T15">01.</text:span>2011 Lead software architect and engineer</text:h>
      <text:p text:style-name="P8">InterComponentWare AG, <text:a xlink:type="simple" xlink:href="http://www.icw.de/" text:style-name="Internet_20_link" text:visited-style-name="Visited_20_Internet_20_Link">http://www.icw.de</text:a> </text:p>
      <text:p text:style-name="P1"/>
      <text:list xml:id="list2290302676" text:style-name="L4">
        <text:list-item>
          <text:p text:style-name="P32"><text:span text:style-name="T23">Conception and d</text:span>evelopment of the <text:a xlink:type="simple" xlink:href="http://oehf.github.io/ipf/" text:style-name="Internet_20_link" text:visited-style-name="Visited_20_Internet_20_Link">Open eHealth Integration Platform</text:a> (IPF), an <text:span text:style-name="T12">eHealth </text:span>integration platform on top of Apache Camel. <text:span text:style-name="T29">Development and deployment of IPF applications in several international customer projects. </text:span></text:p>
        </text:list-item>
        <text:list-item>
          <text:p text:style-name="P31">Development of LifeSensor, a web-based personal health record.</text:p>
        </text:list-item>
      </text:list>
      <text:h text:style-name="P73" text:outline-level="3"><text:span text:style-name="T15">09.</text:span>2000 – <text:span text:style-name="T15">12.</text:span>2004 Senior software architect and engineer</text:h>
      <text:p text:style-name="P8">LION bioscience AG, <text:a xlink:type="simple" xlink:href="http://www.lionbioscience.com/" text:style-name="Internet_20_link" text:visited-style-name="Visited_20_Internet_20_Link">http://www.lionbioscience.com</text:a></text:p>
      <text:p text:style-name="P1"/>
      <text:list xml:id="list2895315" text:style-name="L5">
        <text:list-item>
          <text:p text:style-name="P33">Development and optimization of hierarchical clustering algorithms for the drug discovery pipeline of an international pharmaceutical company.</text:p>
        </text:list-item>
        <text:list-item>
          <text:p text:style-name="P33"><text:soft-page-break/>Development of an integration platform for globally distributed chemical compute services.</text:p>
        </text:list-item>
        <text:list-item>
          <text:p text:style-name="P33">Development of an activity tracking web application for pharmaceutical research projects.</text:p>
        </text:list-item>
      </text:list>
      <text:h text:style-name="P66" text:outline-level="3"><text:span text:style-name="T14">02.</text:span>1999 – <text:span text:style-name="T14">08.</text:span>2000 Software developer, Research assistant</text:h>
      <text:p text:style-name="P8">CAME, University of Salzburg, <text:a xlink:type="simple" xlink:href="http://uni-salzburg.at/" text:style-name="Internet_20_link" text:visited-style-name="Visited_20_Internet_20_Link">http://uni-salzburg.at</text:a></text:p>
      <text:p text:style-name="P1"/>
      <text:list xml:id="list120242399" text:style-name="L6">
        <text:list-item>
          <text:p text:style-name="P34">Development of algorithms and software for ab-initio protein structure prediction. Application of statistical mechanics to evaluate generated protein structures.</text:p>
        </text:list-item>
      </text:list>
      <text:h text:style-name="P66" text:outline-level="3"><text:span text:style-name="T14">07.</text:span>1998 – <text:span text:style-name="T14">01.</text:span>1999 Software developer</text:h>
      <text:p text:style-name="P1">Austrian Red Cross, <text:a xlink:type="simple" xlink:href="http://www.roteskreuz.at/" text:style-name="Internet_20_link" text:visited-style-name="Visited_20_Internet_20_Link">http://www.roteskreuz.at/</text:a> </text:p>
      <text:p text:style-name="P1"/>
      <text:list xml:id="list3537078636" text:style-name="L7">
        <text:list-item>
          <text:p text:style-name="P35">Development of a patient transportation management system.</text:p>
        </text:list-item>
      </text:list>
      <text:h text:style-name="P61" text:outline-level="2">Tools <text:span text:style-name="T42">experience (excerpt)</text:span></text:h>
      <text:list xml:id="list2391436427" text:style-name="L8">
        <text:list-item>
          <text:p text:style-name="P36">Programming languages: Scala, Java, Python, C/C++, Haskell.</text:p>
        </text:list-item>
        <text:list-item>
          <text:p text:style-name="P37">Machine learning: scikit-learn, Tensorflow, Keras, <text:span text:style-name="T35">PyTorch, P</text:span>yMC3<text:span text:style-name="T35">, </text:span>Spark MLlib, R. </text:p>
        </text:list-item>
        <text:list-item>
          <text:p text:style-name="P36">Databases: MySQL, PostgreSQL, Oracle, Cassandra, HBase, DynamoDB, MongoDB, LMDB, LevelDB, ...</text:p>
        </text:list-item>
        <text:list-item>
          <text:p text:style-name="P38">Stream processing: Spark Streaming, Akka Streams, Kafka Streams.</text:p>
        </text:list-item>
        <text:list-item>
          <text:p text:style-name="P38">Cloud computing: Amazon Web Services and Google Cloud Platform.</text:p>
        </text:list-item>
        <text:list-item>
          <text:p text:style-name="P36">Java SE and Java EE stack plus many other Java libraries and frameworks.</text:p>
        </text:list-item>
        <text:list-item>
          <text:p text:style-name="P36">Lightbend Reactive Platform plus many other Scala libraries and frameworks.</text:p>
        </text:list-item>
        <text:list-item>
          <text:p text:style-name="P36">Confluent Platform (Apache Kafka and its ecosystem) and Reactive Kafka.</text:p>
        </text:list-item>
      </text:list>
      <text:h text:style-name="P59" text:outline-level="2">Open Source Projects</text:h>
      <text:p text:style-name="P9">The following is an incomplete list of open source projects I’m currently working on or worked on in the past. </text:p>
      <text:p text:style-name="P19">Machine learning</text:p>
      <text:list xml:id="list454755069" text:style-name="L9">
        <text:list-item>
          <text:p text:style-name="P46"><text:a xlink:type="simple" xlink:href="https://github.com/krasserm/bayesian-machine-learning" text:style-name="Internet_20_link" text:visited-style-name="Visited_20_Internet_20_Link"><text:span text:style-name="T39">Bayesian machine learning</text:span></text:a><text:span text:style-name="T39">. Collection of notebooks related to Bayesian machine learning. Extended when I’m writing new articles on that topic.</text:span></text:p>
        </text:list-item>
        <text:list-item>
          <text:p text:style-name="P47"><text:a xlink:type="simple" xlink:href="https://github.com/krasserm/super-resolution" text:style-name="Internet_20_link" text:visited-style-name="Visited_20_Internet_20_Link"><text:span text:style-name="T36">Super resolution</text:span></text:a>. <text:span text:style-name="T45">Tensorflow 2.0 </text:span>based implementation of WDSR, EDSR <text:span text:style-name="T37">and SRGAN </text:span>for single image super-resolution.</text:p>
        </text:list-item>
        <text:list-item>
          <text:p text:style-name="P48"><text:a xlink:type="simple" xlink:href="https://github.com/krasserm/face-recognition" text:style-name="Internet_20_link" text:visited-style-name="Visited_20_Internet_20_Link">Face recognition</text:a>. Deep face recognition with Keras, Dlib and OpenCV.</text:p>
        </text:list-item>
        <text:list-item>
          <text:p text:style-name="P49"><text:a xlink:type="simple" xlink:href="https://github.com/krasserm/machine-learning-notebooks" text:style-name="Internet_20_link" text:visited-style-name="Visited_20_Internet_20_Link">Machine learning </text:a><text:a xlink:type="simple" xlink:href="https://github.com/krasserm/machine-learning-notebooks" text:style-name="Internet_20_link" text:visited-style-name="Visited_20_Internet_20_Link"><text:span text:style-name="T40">notebooks</text:span></text:a>. Stanford machine learning course exercises re-written in Python and scikit-learn.</text:p>
        </text:list-item>
      </text:list>
      <text:p text:style-name="P20">Distributed systems and stream processing</text:p>
      <text:list xml:id="list163460137571495" text:continue-numbering="true" text:style-name="L9">
        <text:list-item>
          <text:p text:style-name="P51"><text:a xlink:type="simple" xlink:href="https://github.com/RBMHTechnology/eventuate" text:style-name="Internet_20_link" text:visited-style-name="Visited_20_Internet_20_Link">Eventuate</text:a>. A toolkit for event sourcing and event collaboration at global scale with causal consistency. Founder and lead developer during my work at the Red Bull Media House and active contributor today.</text:p>
        </text:list-item>
        <text:list-item>
          <text:p text:style-name="P52"><text:a xlink:type="simple" xlink:href="https://github.com/krasserm/streamz" text:style-name="Internet_20_link" text:visited-style-name="Visited_20_Internet_20_Link">Streamz</text:a>. A combinator library for integrating Functional Streams for Scala (FS2), Akka Streams and Apache Camel. Personal project that I’m still actively developing. Functional programming API on top of Apache Camel and successor of Akka Camel.</text:p>
        </text:list-item>
        <text:list-item>
          <text:p text:style-name="P51"><text:a xlink:type="simple" xlink:href="https://akka.io/" text:style-name="Internet_20_link" text:visited-style-name="Visited_20_Internet_20_Link">Akka</text:a>. A toolkit for building highly concurrent, distributed, and resilient message-driven applications for Java and Scala. Contributed Akka Persistence and Akka Camel.</text:p>
        </text:list-item>
        <text:list-item>
          <text:p text:style-name="P51"><text:soft-page-break/><text:a xlink:type="simple" xlink:href="https://github.com/akka/akka-persistence-cassandra" text:style-name="Internet_20_link" text:visited-style-name="Visited_20_Internet_20_Link">akka-persistence-cassandra</text:a>. Storage plugin for Akka Persistence. Started as personal project and now officially maintained by Lightbend.</text:p>
        </text:list-item>
        <text:list-item>
          <text:p text:style-name="P51"><text:a xlink:type="simple" xlink:href="https://github.com/krasserm/akka-stream-eventsourcing" text:style-name="Internet_20_link" text:visited-style-name="Visited_20_Internet_20_Link">akka-stream-eventsourcing</text:a>. Personal project brings to Akka Streams what Akka Persistence brings to Akka Actors: persistence via event sourcing. This is experimental work, inactive at the moment.</text:p>
        </text:list-item>
        <text:list-item>
          <text:p text:style-name="P47"><text:a xlink:type="simple" xlink:href="https://github.com/eligosource/eventsourced" text:style-name="Internet_20_link" text:visited-style-name="Visited_20_Internet_20_Link">Eventsourced</text:a>. A library for building reliable, scalable and distributed event-sourced applications in Scala. Founder and lead developer during my work at Eligotech. Evolved into Akka Persistence and is not maintained any more.</text:p>
        </text:list-item>
      </text:list>
      <text:p text:style-name="P20">System integration</text:p>
      <text:list xml:id="list163460331547003" text:continue-numbering="true" text:style-name="L9">
        <text:list-item>
          <text:p text:style-name="P50"><text:a xlink:type="simple" xlink:href="https://github.com/oehf/ipf" text:style-name="Internet_20_link" text:visited-style-name="Visited_20_Internet_20_Link">Open eHealth Integration Platform</text:a>. A platform for developing health-care integration solutions. Founder and lead developer during my work at ICW.</text:p>
        </text:list-item>
        <text:list-item>
          <text:p text:style-name="P50"><text:a xlink:type="simple" xlink:href="http://camel.apache.org/" text:style-name="Internet_20_link" text:visited-style-name="Visited_20_Internet_20_Link">Apache Camel</text:a>. An integration framework based on known Enterprise Integration Patterns. Contributed several integration components as well as core functionality during my work on the Open eHealth Integration Platform.</text:p>
        </text:list-item>
      </text:list>
      <text:h text:style-name="P62" text:outline-level="2">Certificat<text:span text:style-name="T43">ions</text:span></text:h>
      <text:list xml:id="list1255588058" text:style-name="L10">
        <text:list-item>
          <text:p text:style-name="P39">Advanced Machine Learning Specialization.</text:p>
          <text:list>
            <text:list-item>
              <text:p text:style-name="P39"><text:a xlink:type="simple" xlink:href="https://www.coursera.org/account/accomplishments/certificate/JCLCTLAFA6FL" text:style-name="Internet_20_link" text:visited-style-name="Visited_20_Internet_20_Link">Bayesian Methods for Machine Learning</text:a>.</text:p>
            </text:list-item>
          </text:list>
        </text:list-item>
        <text:list-item>
          <text:p text:style-name="P40">02.2018, <text:a xlink:type="simple" xlink:href="https://www.coursera.org/account/accomplishments/specialization/certificate/N7D4G6K9RUJ5" text:style-name="Internet_20_link" text:visited-style-name="Visited_20_Internet_20_Link">Deep Learning Specialization</text:a>.</text:p>
          <text:list>
            <text:list-item>
              <text:p text:style-name="P40">02.2018, <text:a xlink:type="simple" xlink:href="https://www.coursera.org/account/accomplishments/certificate/LW9F67WHE9BD" text:style-name="Internet_20_link" text:visited-style-name="Visited_20_Internet_20_Link">Sequence Models</text:a>.</text:p>
            </text:list-item>
            <text:list-item>
              <text:p text:style-name="P41">12.2017, <text:a xlink:type="simple" xlink:href="https://www.coursera.org/account/accomplishments/certificate/KHC48MXMABUS" text:style-name="Internet_20_link" text:visited-style-name="Visited_20_Internet_20_Link">Convolutional Neural Networks</text:a>.</text:p>
            </text:list-item>
            <text:list-item>
              <text:p text:style-name="P41">12.2017, <text:a xlink:type="simple" xlink:href="https://www.coursera.org/account/accomplishments/certificate/BZ4VKF7ZP4D8" text:style-name="Internet_20_link" text:visited-style-name="Visited_20_Internet_20_Link">Structuring Machine Learning Projects</text:a>.</text:p>
            </text:list-item>
            <text:list-item>
              <text:p text:style-name="P41">12.2017, <text:a xlink:type="simple" xlink:href="https://www.coursera.org/account/accomplishments/certificate/SRW2KEFARWQD" text:style-name="Internet_20_link" text:visited-style-name="Visited_20_Internet_20_Link">Improving Deep Neural Networks: Hyperparameter tuning, </text:a><text:a xlink:type="simple" xlink:href="https://www.coursera.org/account/accomplishments/certificate/SRW2KEFARWQD" text:style-name="Internet_20_link" text:visited-style-name="Visited_20_Internet_20_Link">Regularization and Optimization</text:a>.</text:p>
            </text:list-item>
            <text:list-item>
              <text:p text:style-name="P41">12.2017, <text:a xlink:type="simple" xlink:href="https://www.coursera.org/account/accomplishments/certificate/9H2KQFF4UZJF" text:style-name="Internet_20_link" text:visited-style-name="Visited_20_Internet_20_Link">Neural </text:a><text:a xlink:type="simple" xlink:href="https://www.coursera.org/account/accomplishments/certificate/9H2KQFF4UZJF" text:style-name="Internet_20_link" text:visited-style-name="Visited_20_Internet_20_Link"><text:span text:style-name="T30">N</text:span></text:a><text:a xlink:type="simple" xlink:href="https://www.coursera.org/account/accomplishments/certificate/9H2KQFF4UZJF" text:style-name="Internet_20_link" text:visited-style-name="Visited_20_Internet_20_Link">etworks and </text:a><text:a xlink:type="simple" xlink:href="https://www.coursera.org/account/accomplishments/certificate/9H2KQFF4UZJF" text:style-name="Internet_20_link" text:visited-style-name="Visited_20_Internet_20_Link"><text:span text:style-name="T30">D</text:span></text:a><text:a xlink:type="simple" xlink:href="https://www.coursera.org/account/accomplishments/certificate/9H2KQFF4UZJF" text:style-name="Internet_20_link" text:visited-style-name="Visited_20_Internet_20_Link">eep </text:a><text:a xlink:type="simple" xlink:href="https://www.coursera.org/account/accomplishments/certificate/9H2KQFF4UZJF" text:style-name="Internet_20_link" text:visited-style-name="Visited_20_Internet_20_Link"><text:span text:style-name="T30">L</text:span></text:a><text:a xlink:type="simple" xlink:href="https://www.coursera.org/account/accomplishments/certificate/9H2KQFF4UZJF" text:style-name="Internet_20_link" text:visited-style-name="Visited_20_Internet_20_Link">earning</text:a>.</text:p>
            </text:list-item>
          </text:list>
        </text:list-item>
        <text:list-item>
          <text:p text:style-name="P41">11.2017, <text:a xlink:type="simple" xlink:href="https://www.coursera.org/account/accomplishments/certificate/Y6BXN4STWKTA" text:style-name="Internet_20_link" text:visited-style-name="Visited_20_Internet_20_Link">Bayesian </text:a><text:a xlink:type="simple" xlink:href="https://www.coursera.org/account/accomplishments/certificate/Y6BXN4STWKTA" text:style-name="Internet_20_link" text:visited-style-name="Visited_20_Internet_20_Link"><text:span text:style-name="T30">S</text:span></text:a><text:a xlink:type="simple" xlink:href="https://www.coursera.org/account/accomplishments/certificate/Y6BXN4STWKTA" text:style-name="Internet_20_link" text:visited-style-name="Visited_20_Internet_20_Link">tatistics</text:a>.</text:p>
        </text:list-item>
        <text:list-item>
          <text:p text:style-name="P41">11.2017, <text:a xlink:type="simple" xlink:href="https://www.coursera.org/account/accomplishments/certificate/CC2MMS6X7H86" text:style-name="Internet_20_link" text:visited-style-name="Visited_20_Internet_20_Link">Inferential </text:a><text:a xlink:type="simple" xlink:href="https://www.coursera.org/account/accomplishments/certificate/CC2MMS6X7H86" text:style-name="Internet_20_link" text:visited-style-name="Visited_20_Internet_20_Link"><text:span text:style-name="T30">S</text:span></text:a><text:a xlink:type="simple" xlink:href="https://www.coursera.org/account/accomplishments/certificate/CC2MMS6X7H86" text:style-name="Internet_20_link" text:visited-style-name="Visited_20_Internet_20_Link">tatistics</text:a>.</text:p>
        </text:list-item>
        <text:list-item>
          <text:p text:style-name="P41">04.2014, <text:a xlink:type="simple" xlink:href="http://martin-krasser.de/certificates/coursera/machinelearning/certificate-2014-machine-learning.pdf" text:style-name="Internet_20_link" text:visited-style-name="Visited_20_Internet_20_Link">Machine Learning</text:a>.</text:p>
        </text:list-item>
        <text:list-item>
          <text:p text:style-name="P41">01.2014, <text:a xlink:type="simple" xlink:href="http://martin-krasser.de/certificates/coursera/reactive/certificate-2014-reactive.pdf" text:style-name="Internet_20_link" text:visited-style-name="Visited_20_Internet_20_Link">Principles of Reactive Programming</text:a>.</text:p>
        </text:list-item>
        <text:list-item>
          <text:p text:style-name="P41">05.2012, <text:a xlink:type="simple" xlink:href="http://martin-krasser.de/certificates/coursera/fpscala/certificate-2012-fpscala.pdf" text:style-name="Internet_20_link" text:visited-style-name="Visited_20_Internet_20_Link">Functional </text:a><text:a xlink:type="simple" xlink:href="http://martin-krasser.de/certificates/coursera/fpscala/certificate-2012-fpscala.pdf" text:style-name="Internet_20_link" text:visited-style-name="Visited_20_Internet_20_Link"><text:span text:style-name="T30">P</text:span></text:a><text:a xlink:type="simple" xlink:href="http://martin-krasser.de/certificates/coursera/fpscala/certificate-2012-fpscala.pdf" text:style-name="Internet_20_link" text:visited-style-name="Visited_20_Internet_20_Link">rogramming </text:a><text:a xlink:type="simple" xlink:href="http://martin-krasser.de/certificates/coursera/fpscala/certificate-2012-fpscala.pdf" text:style-name="Internet_20_link" text:visited-style-name="Visited_20_Internet_20_Link"><text:span text:style-name="T30">P</text:span></text:a><text:a xlink:type="simple" xlink:href="http://martin-krasser.de/certificates/coursera/fpscala/certificate-2012-fpscala.pdf" text:style-name="Internet_20_link" text:visited-style-name="Visited_20_Internet_20_Link">rinciples in Scala</text:a>.</text:p>
        </text:list-item>
      </text:list>
      <text:h text:style-name="P63" text:outline-level="2">Articles</text:h>
      <text:list xml:id="list1982177781" text:style-name="L11">
        <text:list-item>
          <text:p text:style-name="P42"><text:a xlink:type="simple" xlink:href="http://krasserm.github.io/" text:style-name="Internet_20_link" text:visited-style-name="Visited_20_Internet_20_Link">Blog posts</text:a></text:p>
          <text:list>
            <text:list-item>
              <text:p text:style-name="P42">at <text:a xlink:type="simple" xlink:href="http://krasserm.github.io/" text:style-name="Internet_20_link" text:visited-style-name="Visited_20_Internet_20_Link">krasserm.github.io</text:a> since 01.2015,</text:p>
            </text:list-item>
            <text:list-item>
              <text:p text:style-name="P42">at <text:a xlink:type="simple" xlink:href="http://krasserm.blogspot.com/" text:style-name="Internet_20_link" text:visited-style-name="Visited_20_Internet_20_Link">krasserm.blogspot.com</text:a> until 12.2014.</text:p>
            </text:list-item>
          </text:list>
        </text:list-item>
        <text:list-item>
          <text:p text:style-name="P42"><text:a xlink:type="simple" xlink:href="https://dzone.com/articles/introduction-open-ehealth" text:style-name="Internet_20_link" text:visited-style-name="Visited_20_Internet_20_Link">Introduction to the Open eHealth Integration Platform</text:a>. DZone, 05.2011.</text:p>
        </text:list-item>
        <text:list-item>
          <text:p text:style-name="P42"><text:a xlink:type="simple" xlink:href="https://manning-content.s3.amazonaws.com/download/b/ae4ebfa-c4dd-413f-8f1a-1ce1f86816b8/appEsample.pdf" text:style-name="Internet_20_link" text:visited-style-name="Visited_20_Internet_20_Link">Akka and Camel</text:a>, <text:a xlink:type="simple" xlink:href="https://www.manning.com/books/camel-in-action" text:style-name="Internet_20_link" text:visited-style-name="Visited_20_Internet_20_Link">Camel in Action</text:a>, Manning, 12.2010.</text:p>
        </text:list-item>
        <text:list-item>
          <text:p text:style-name="P42">Geschützte Objekte - Instanzbasierte Zugriffskontrolle: Architekturkonzepte und Implementierung. Java Magazin, 07.2007, 42-49.</text:p>
        </text:list-item>
      </text:list>
      <text:h text:style-name="P64" text:outline-level="2">Talks</text:h>
      <text:list xml:id="list3095368657" text:style-name="L12">
        <text:list-item>
          <text:p text:style-name="P43"><text:a xlink:type="simple" xlink:href="https://www.meetup.com/de-DE/Reactive-Systems-Hamburg/events/225157496/" text:style-name="Internet_20_link" text:visited-style-name="Visited_20_Internet_20_Link">11.2015</text:a>, Reactive Systems Hamburg - <text:a xlink:type="simple" xlink:href="https://de.slideshare.net/mrt1nz/akka-persistence-and-eventuate" text:style-name="Internet_20_link" text:visited-style-name="Visited_20_Internet_20_Link">Event Sourcing and CQRS with Akka Persistence and Eventuate</text:a>.</text:p>
        </text:list-item>
        <text:list-item>
          <text:p text:style-name="P43"><text:a xlink:type="simple" xlink:href="https://www.meetup.com/de-DE/ScalaMuc/events/223834065/" text:style-name="Internet_20_link" text:visited-style-name="Visited_20_Internet_20_Link">10.2015</text:a>, Scala User Group Munich - <text:a xlink:type="simple" xlink:href="https://de.slideshare.net/mrt1nz/akka-persistence-and-eventuate" text:style-name="Internet_20_link" text:visited-style-name="Visited_20_Internet_20_Link">Event Sourcing and CQRS with Akka Persistence and Eventuate</text:a>.</text:p>
        </text:list-item>
        <text:list-item>
          <text:p text:style-name="P43"><text:a xlink:type="simple" xlink:href="https://skillsmatter.com/skillscasts/2338-connecting-akka-to-the-rest-of-the-world-with-apache-camel" text:style-name="Internet_20_link" text:visited-style-name="Visited_20_Internet_20_Link">06.2011</text:a>, Scala eXchange 2011 - <text:a xlink:type="simple" xlink:href="http://www.slideshare.net/krasserm/system-integration-with-akka-and-apache-camel" text:style-name="Internet_20_link" text:visited-style-name="Visited_20_Internet_20_Link">Connecting Akka to the Rest of the World</text:a>.</text:p>
        </text:list-item>
        <text:list-item>
          <text:p text:style-name="P43">11.2009, W-JAX, Munich - <text:a xlink:type="simple" xlink:href="https://de.slideshare.net/krasserm/die-open-ehealth-integration-platform" text:style-name="Internet_20_link" text:visited-style-name="Visited_20_Internet_20_Link">Die Open eHealth Integration Platform</text:a>.</text:p>
        </text:list-item>
        <text:list-item>
          <text:p text:style-name="P44">05.2009, ICW Developer Conference, Walldorf - <text:a xlink:type="simple" xlink:href="https://de.slideshare.net/krasserm/the-open-ehealth-integration-platform-83906603" text:style-name="Internet_20_link" text:visited-style-name="Visited_20_Internet_20_Link">The Open eHealth Integration Platform</text:a>.</text:p>
        </text:list-item>
        <text:list-item>
          <text:p text:style-name="P43">05.2008, ICW Developer Conference, Walldorf - <text:a xlink:type="simple" xlink:href="https://de.slideshare.net/krasserm/instancebased-security-with-the-security-annotation-framework" text:style-name="Internet_20_link" text:visited-style-name="Visited_20_Internet_20_Link">Instance-based Security with the Security Annotation Framework</text:a>.</text:p>
        </text:list-item>
        <text:list-item>
          <text:p text:style-name="P43">11.2007, SOACon, Munich - <text:a xlink:type="simple" xlink:href="https://de.slideshare.net/krasserm/implementierung-von-enterprise-integration-patterns-auf-einem-jbi-esb" text:style-name="Internet_20_link" text:visited-style-name="Visited_20_Internet_20_Link">Implementierung von Enterprise Integration Patterns auf einem JBI ESB</text:a>.</text:p>
        </text:list-item>
      </text:list>
      <text:h text:style-name="P59" text:outline-level="2"><text:soft-page-break/>Education</text:h>
      <text:list xml:id="list3350416738" text:style-name="L13">
        <text:list-item>
          <text:p text:style-name="P45">1997 - MS in Chemistry (Mag. rer. nat.) with distinction, Karl-Franzens Universität Graz</text:p>
        </text:list-item>
        <text:list-item>
          <text:p text:style-name="P45">1996 - Various courses in computer science</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tyle:font-face style:name="Lucida Sans1" svg:font-family="'Lucida Sans'"/>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de" fo:country="DE"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name-complex="Lucida Sans1" style:font-family-complex="'Lucida San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fo:font-size="12pt" fo:font-style="italic" style:font-size-asian="12pt" style:font-style-asian="italic" style:font-name-complex="Lucida Sans1" style:font-family-complex="'Lucida San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name-complex="Lucida Sans1" style:font-family-complex="'Lucida San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Krasser</meta:initial-creator>
    <meta:creation-date>2013-04-30T11:38:10</meta:creation-date>
    <meta:generator>LibreOffice/6.0.7.3$Linux_X86_64 LibreOffice_project/00m0$Build-3</meta:generator>
    <dc:date>2019-07-06T15:50:30.559901753</dc:date>
    <meta:editing-duration>P1DT2H46M52S</meta:editing-duration>
    <meta:editing-cycles>249</meta:editing-cycles>
    <meta:document-statistic meta:table-count="0" meta:image-count="0" meta:object-count="0" meta:page-count="5" meta:paragraph-count="118" meta:word-count="1247" meta:character-count="9369" meta:non-whitespace-character-count="8293"/>
  </office:meta>
</office:document-meta>
</file>